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d610" officeooo:paragraph-rsid="0007d6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ystem będzie odpowiednikiem dotychczas używanej <text:s/>księgi tras i służyć będzie do magazynowania informacji o trasach wykonywanych na rzecz zleconych dostaw.</text:p>
      <text:p text:style-name="P1">W systemie tym będzie lista utworzonych tras wraz z informacjami o jej poszczególnych przystankach. Będzie także posiadać informacje o aktualnym stanie zaawansowania i rozliczenia.</text:p>
      <text:p text:style-name="P1">Do systemu dostęp będą mieli: pracownicy logistyczni, księgowy, kierowcy oraz pracownicy działu obsługi klienta, gdzie każdy z nich będzie mieć utworzone własne konto. W zależności od funkcji pełnionej w firmie pracownicy będą mieli różne możliwości interakcji z danymi.<text:line-break/>- Każdy pracownik mający dostęp do systemu może przeglądać zawarte w nim dane.<text:line-break/>- Pracownicy logistyczni mogą dodawać, usuwać, edytować trasy oraz zmieniać ich stan zaawansowania.<text:line-break/>- Księgowy może zmieniać stan rozliczenia trasy.<text:line-break/>- Pracownicy działu obsługi klienta mogą zmieniać stan zaawansowania oraz usunąć trasę.<text:line-break/>- Każdy pracownik mający dostęp do systemu może dodawać do trasy ewentualne notatki będące informacjami dodatkowymi lub załącznikami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9T15:15:52.269000000</meta:creation-date>
    <dc:date>2023-11-09T15:38:47.398000000</dc:date>
    <meta:editing-duration>PT22M55S</meta:editing-duration>
    <meta:editing-cycles>1</meta:editing-cycles>
    <meta:document-statistic meta:table-count="0" meta:image-count="0" meta:object-count="0" meta:page-count="1" meta:paragraph-count="3" meta:word-count="145" meta:character-count="1055" meta:non-whitespace-character-count="912"/>
    <meta:generator>LibreOffice/7.6.2.1$Windows_X86_64 LibreOffice_project/56f7684011345957bbf33a7ee678afaf4d2ba333</meta:generator>
  </office:meta>
</office:document-meta>
</file>